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4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 loext:decorative="false"/>
    </style:style>
    <style:style style:name="gr5" style:family="graphic" style:parent-style-name="standard">
      <style:graphic-properties draw:stroke="none" draw:fill="none" draw:textarea-vertical-align="middle" fo:min-height="1.17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18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89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9" style:family="graphic" style:parent-style-name="standard">
      <style:graphic-properties draw:stroke="none" draw:fill="none" draw:textarea-vertical-align="middle" fo:min-height="0.49cm" fo:min-width="2.5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63cm" fo:min-width="2.5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7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138cm" fo:min-width="2.54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16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.1cm" fo:margin-right="0cm" fo:margin-top="0cm" fo:margin-bottom="0cm" fo:line-height="120%" fo:text-align="start" fo:text-indent="0cm"/>
    </style:style>
    <style:style style:name="P4" style:family="paragraph">
      <style:paragraph-properties fo:margin-left="0.1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top="0cm" fo:margin-bottom="0cm" fo:line-height="100%" fo:text-align="center"/>
      <style:text-properties style:font-name="Times New Roman" fo:font-size="13pt" style:font-name-complex="Times New Roman" style:font-size-complex="13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2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 style:text-scale="95%"/>
    </style:style>
    <style:style style:name="T3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4" style:family="text">
      <style:text-properties fo:color="#000000" loext:opacity="100%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5" style:family="text">
      <style:text-properties fo:color="#000000" loext:opacity="100%" style:font-name="Arial" fo:font-size="14pt" fo:font-style="italic" style:text-underline-style="solid" style:text-underline-width="auto" style:text-underline-color="font-color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Ведомо�" draw:style-name="dp1" draw:master-page-name="PM0">
        <draw:line draw:style-name="gr1" draw:text-style-name="P1" draw:layer="layout" svg:x1="1.958cm" svg:y1="25.199cm" svg:x2="1.958cm" svg:y2="0.5cm">
          <text:p/>
        </draw:line>
        <draw:polyline draw:style-name="gr1" draw:text-style-name="P1" draw:layer="layout" svg:width="18.5cm" svg:height="22.737cm" svg:x="1.958cm" svg:y="0.5cm" svg:viewBox="0 0 18501 22738" draw:points="0,0 18501,0 18501,22738">
          <text:p/>
        </draw:polyline>
        <draw:g draw:style-name="gr2">
          <draw:line draw:style-name="gr3" draw:text-style-name="P1" draw:layer="layout" svg:x1="1.956cm" svg:y1="2.805cm" svg:x2="20.433cm" svg:y2="2.805cm">
            <text:p/>
          </draw:line>
          <draw:frame draw:style-name="gr4" draw:text-style-name="P1" draw:layer="layout" svg:width="18.478cm" svg:height="1.219cm" svg:x="1.956cm" svg:y="2.196cm">
            <draw:text-box>
              <text:p/>
            </draw:text-box>
          </draw:frame>
        </draw:g>
        <draw:line draw:style-name="gr1" draw:text-style-name="P1" draw:layer="layout" svg:x1="1.968cm" svg:y1="2.005cm" svg:x2="20.433cm" svg:y2="2.005cm">
          <text:p/>
        </draw:line>
        <draw:line draw:style-name="gr1" draw:text-style-name="P1" draw:layer="layout" svg:x1="7.958cm" svg:y1="0.5cm" svg:x2="7.958cm" svg:y2="25.179cm">
          <text:p/>
        </draw:line>
        <draw:frame draw:style-name="gr5" draw:text-style-name="P1" draw:layer="layout" svg:width="6cm" svg:height="1.46cm" svg:x="1.958cm" svg:y="0.545cm">
          <draw:text-box>
            <text:p text:style-name="P2"><text:span text:style-name="T1">Обозначение</text:span></text:p>
          </draw:text-box>
        </draw:frame>
        <draw:frame draw:style-name="gr6" draw:text-style-name="P1" draw:layer="layout" svg:width="9.503cm" svg:height="1.47cm" svg:x="7.956cm" svg:y="0.535cm">
          <draw:text-box>
            <text:p text:style-name="P2"><text:span text:style-name="T1">Наименование</text:span></text:p>
          </draw:text-box>
        </draw:frame>
        <draw:frame draw:style-name="gr7" draw:text-style-name="P1" draw:layer="layout" svg:width="3.3cm" svg:height="1.471cm" svg:x="17.308cm" svg:y="0.534cm">
          <draw:text-box>
            <text:p text:style-name="P2"><text:span text:style-name="T2">Примечание</text:span></text:p>
          </draw:text-box>
        </draw:frame>
        <draw:line draw:style-name="gr1" draw:text-style-name="P1" draw:layer="layout" svg:x1="15.458cm" svg:y1="26.692cm" svg:x2="15.458cm" svg:y2="28.762cm">
          <text:p/>
        </draw:line>
        <draw:g draw:style-name="gr2">
          <draw:line draw:style-name="gr1" draw:text-style-name="P1" draw:layer="layout" svg:x1="8.458cm" svg:y1="25.214cm" svg:x2="8.458cm" svg:y2="28.799cm">
            <text:p/>
          </draw:line>
          <draw:frame draw:style-name="gr4" draw:text-style-name="P1" draw:layer="layout" svg:width="3.586cm" svg:height="1.219cm" draw:transform="rotate (-1.5707963267949) translate (9.067cm 25.214cm)">
            <draw:text-box>
              <text:p/>
            </draw:text-box>
          </draw:frame>
        </draw:g>
        <draw:line draw:style-name="gr8" draw:text-style-name="P1" draw:layer="layout" svg:x1="1.958cm" svg:y1="25.692cm" svg:x2="8.408cm" svg:y2="25.692cm">
          <text:p/>
        </draw:line>
        <draw:line draw:style-name="gr1" draw:text-style-name="P1" draw:layer="layout" svg:x1="1.958cm" svg:y1="26.192cm" svg:x2="8.408cm" svg:y2="26.192cm">
          <text:p/>
        </draw:line>
        <draw:line draw:style-name="gr1" draw:text-style-name="P1" draw:layer="layout" svg:x1="1.958cm" svg:y1="26.692cm" svg:x2="8.448cm" svg:y2="26.692cm">
          <text:p/>
        </draw:line>
        <draw:line draw:style-name="gr8" draw:text-style-name="P1" draw:layer="layout" svg:x1="1.958cm" svg:y1="27.192cm" svg:x2="8.408cm" svg:y2="27.192cm">
          <text:p/>
        </draw:line>
        <draw:line draw:style-name="gr8" draw:text-style-name="P1" draw:layer="layout" svg:x1="1.958cm" svg:y1="27.692cm" svg:x2="8.408cm" svg:y2="27.692cm">
          <text:p/>
        </draw:line>
        <draw:line draw:style-name="gr8" draw:text-style-name="P1" draw:layer="layout" svg:x1="1.968cm" svg:y1="28.203cm" svg:x2="8.418cm" svg:y2="28.203cm">
          <text:p/>
        </draw:line>
        <draw:line draw:style-name="gr1" draw:text-style-name="P1" draw:layer="layout" svg:x1="15.458cm" svg:y1="27.712cm" svg:x2="20.457cm" svg:y2="27.712cm">
          <text:p/>
        </draw:line>
        <draw:line draw:style-name="gr1" draw:text-style-name="P1" draw:layer="layout" svg:x1="2.658cm" svg:y1="25.192cm" svg:x2="2.658cm" svg:y2="26.691cm">
          <text:p/>
        </draw:line>
        <draw:line draw:style-name="gr1" draw:text-style-name="P1" draw:layer="layout" svg:x1="3.658cm" svg:y1="25.207cm" svg:x2="3.658cm" svg:y2="28.783cm">
          <text:p/>
        </draw:line>
        <draw:line draw:style-name="gr1" draw:text-style-name="P1" draw:layer="layout" svg:x1="5.958cm" svg:y1="25.207cm" svg:x2="5.958cm" svg:y2="28.804cm">
          <text:p/>
        </draw:line>
        <draw:line draw:style-name="gr1" draw:text-style-name="P1" draw:layer="layout" svg:x1="7.458cm" svg:y1="25.214cm" svg:x2="7.458cm" svg:y2="28.799cm">
          <text:p/>
        </draw:line>
        <draw:line draw:style-name="gr1" draw:text-style-name="P1" draw:layer="layout" svg:x1="16.958cm" svg:y1="26.692cm" svg:x2="16.958cm" svg:y2="27.692cm">
          <text:p/>
        </draw:line>
        <draw:line draw:style-name="gr1" draw:text-style-name="P1" draw:layer="layout" svg:x1="18.458cm" svg:y1="26.718cm" svg:x2="18.458cm" svg:y2="27.691cm">
          <text:p/>
        </draw:line>
        <draw:line draw:style-name="gr8" draw:text-style-name="P1" draw:layer="layout" svg:x1="15.958cm" svg:y1="27.192cm" svg:x2="15.958cm" svg:y2="27.687cm">
          <text:p/>
        </draw:line>
        <draw:line draw:style-name="gr8" draw:text-style-name="P1" draw:layer="layout" svg:x1="16.458cm" svg:y1="27.192cm" svg:x2="16.458cm" svg:y2="27.691cm">
          <text:p/>
        </draw:line>
        <draw:frame draw:style-name="gr9" draw:text-style-name="P1" draw:layer="layout" svg:width="1.1cm" svg:height="0.49cm" svg:x="1.758cm" svg:y="26.202cm">
          <draw:text-box>
            <text:p text:style-name="P2"><text:span text:style-name="T3">Изм.</text:span></text:p>
          </draw:text-box>
        </draw:frame>
        <draw:frame draw:style-name="gr9" draw:text-style-name="P1" draw:layer="layout" svg:width="1.02cm" svg:height="0.49cm" svg:x="2.639cm" svg:y="26.197cm">
          <draw:text-box>
            <text:p text:style-name="P2"><text:span text:style-name="T3">Лист</text:span></text:p>
          </draw:text-box>
        </draw:frame>
        <draw:frame draw:style-name="gr9" draw:text-style-name="P1" draw:layer="layout" svg:width="2.3cm" svg:height="0.49cm" svg:x="3.658cm" svg:y="26.192cm">
          <draw:text-box>
            <text:p text:style-name="P2"><text:span text:style-name="T3">№ </text:span><text:span text:style-name="T3">докум.</text:span></text:p>
          </draw:text-box>
        </draw:frame>
        <draw:frame draw:style-name="gr9" draw:text-style-name="P1" draw:layer="layout" svg:width="1.5cm" svg:height="0.49cm" svg:x="5.958cm" svg:y="26.192cm">
          <draw:text-box>
            <text:p text:style-name="P2"><text:span text:style-name="T3">Подп.</text:span></text:p>
          </draw:text-box>
        </draw:frame>
        <draw:frame draw:style-name="gr9" draw:text-style-name="P1" draw:layer="layout" svg:width="1cm" svg:height="0.49cm" svg:x="7.458cm" svg:y="26.192cm">
          <draw:text-box>
            <text:p text:style-name="P2"><text:span text:style-name="T3">Дата</text:span></text:p>
          </draw:text-box>
        </draw:frame>
        <draw:frame draw:style-name="gr10" draw:text-style-name="P1" draw:layer="layout" svg:width="1.703cm" svg:height="0.473cm" svg:x="1.958cm" svg:y="26.706cm">
          <draw:text-box>
            <text:p text:style-name="P3"><text:span text:style-name="T3">Разраб.</text:span></text:p>
          </draw:text-box>
        </draw:frame>
        <draw:frame draw:style-name="gr9" draw:text-style-name="P1" draw:layer="layout" svg:width="1.703cm" svg:height="0.49cm" svg:x="1.958cm" svg:y="27.152cm">
          <draw:text-box>
            <text:p text:style-name="P3"><text:span text:style-name="T3">Пров.</text:span></text:p>
          </draw:text-box>
        </draw:frame>
        <draw:frame draw:style-name="gr10" draw:text-style-name="P1" draw:layer="layout" svg:width="2.3cm" svg:height="0.473cm" svg:x="3.661cm" svg:y="26.706cm">
          <draw:text-box>
            <text:p text:style-name="P3"><text:span text:style-name="T3">Печуров</text:span></text:p>
          </draw:text-box>
        </draw:frame>
        <draw:frame draw:style-name="gr9" draw:text-style-name="P1" draw:layer="layout" svg:width="2.3cm" svg:height="0.49cm" svg:x="3.661cm" svg:y="27.203cm">
          <draw:text-box>
            <text:p text:style-name="P3"><text:span text:style-name="T3">Протько</text:span></text:p>
          </draw:text-box>
        </draw:frame>
        <draw:frame draw:style-name="gr11" draw:text-style-name="P1" draw:layer="layout" svg:width="0.5cm" svg:height="0.5cm" svg:x="15.958cm" svg:y="27.23cm">
          <draw:text-box>
            <text:p text:style-name="P3"><text:span text:style-name="T3">У</text:span></text:p>
          </draw:text-box>
        </draw:frame>
        <draw:frame draw:style-name="gr9" draw:text-style-name="P1" draw:layer="layout" svg:width="1.5cm" svg:height="0.49cm" svg:x="15.458cm" svg:y="26.702cm">
          <draw:text-box>
            <text:p text:style-name="P2"><text:span text:style-name="T3">Лит.</text:span></text:p>
          </draw:text-box>
        </draw:frame>
        <draw:frame draw:style-name="gr9" draw:text-style-name="P1" draw:layer="layout" svg:width="1.5cm" svg:height="0.49cm" svg:x="16.958cm" svg:y="26.692cm">
          <draw:text-box>
            <text:p text:style-name="P2"><text:span text:style-name="T3">Лист</text:span></text:p>
          </draw:text-box>
        </draw:frame>
        <draw:frame draw:style-name="gr9" draw:text-style-name="P1" draw:layer="layout" svg:width="2cm" svg:height="0.49cm" svg:x="18.458cm" svg:y="26.702cm">
          <draw:text-box>
            <text:p text:style-name="P2"><text:span text:style-name="T3">Листов</text:span></text:p>
          </draw:text-box>
        </draw:frame>
        <draw:line draw:style-name="gr1" draw:text-style-name="P1" draw:layer="layout" svg:x1="20.458cm" svg:y1="23.05cm" svg:x2="20.458cm" svg:y2="28.741cm">
          <text:p/>
        </draw:line>
        <draw:frame draw:style-name="gr12" draw:text-style-name="P1" draw:layer="layout" svg:width="12cm" svg:height="1.5cm" svg:x="8.458cm" svg:y="25.192cm">
          <draw:text-box>
            <text:p text:style-name="P2"><text:span text:style-name="T4">БГУИР ДП 6-05-0611-05.207Д</text:span></text:p>
          </draw:text-box>
        </draw:frame>
        <draw:frame draw:style-name="gr13" draw:text-style-name="P1" draw:layer="layout" svg:width="9.5cm" svg:height="0.949cm" svg:x="7.958cm" svg:y="1.933cm">
          <draw:text-box>
            <text:p text:style-name="P2"><text:span text:style-name="T5">Графические документы</text:span></text:p>
          </draw:text-box>
        </draw:frame>
        <draw:line draw:style-name="gr1" draw:text-style-name="P1" draw:layer="layout" svg:x1="1.958cm" svg:y1="28.824cm" svg:x2="1.958cm" svg:y2="25.192cm">
          <text:p/>
        </draw:line>
        <draw:line draw:style-name="gr1" draw:text-style-name="P1" draw:layer="layout" svg:x1="1.958cm" svg:y1="25.192cm" svg:x2="20.457cm" svg:y2="25.192cm">
          <text:p/>
        </draw:line>
        <draw:line draw:style-name="gr1" draw:text-style-name="P1" draw:layer="layout" svg:x1="8.458cm" svg:y1="26.692cm" svg:x2="20.458cm" svg:y2="26.692cm">
          <text:p/>
        </draw:line>
        <draw:line draw:style-name="gr8" draw:text-style-name="P1" draw:layer="layout" svg:x1="15.458cm" svg:y1="27.192cm" svg:x2="20.458cm" svg:y2="27.192cm">
          <text:p/>
        </draw:line>
        <draw:frame draw:style-name="gr11" draw:text-style-name="P1" draw:layer="layout" svg:width="2cm" svg:height="0.5cm" svg:x="18.445cm" svg:y="27.203cm">
          <draw:text-box>
            <text:p text:style-name="P4"><text:span text:style-name="T3">1</text:span></text:p>
          </draw:text-box>
        </draw:frame>
        <draw:frame draw:style-name="gr12" draw:text-style-name="P1" draw:layer="layout" svg:width="5.1cm" svg:height="1.5cm" svg:x="15.408cm" svg:y="27.73cm">
          <draw:text-box>
            <text:p text:style-name="P2"><text:span text:style-name="T1">КИ, гр. 334702</text:span></text:p>
          </draw:text-box>
        </draw:frame>
        <draw:line draw:style-name="gr14" draw:text-style-name="P1" draw:layer="layout" svg:x1="19.555cm" svg:y1="27.192cm" svg:x2="19.555cm" svg:y2="27.202cm">
          <text:p/>
        </draw:line>
        <draw:line draw:style-name="gr3" draw:text-style-name="P1" draw:layer="layout" svg:x1="1.958cm" svg:y1="10cm" svg:x2="20.435cm" svg:y2="10cm">
          <text:p/>
        </draw:line>
        <draw:line draw:style-name="gr3" draw:text-style-name="P1" draw:layer="layout" svg:x1="1.958cm" svg:y1="13.999cm" svg:x2="20.435cm" svg:y2="13.999cm">
          <text:p/>
        </draw:line>
        <draw:line draw:style-name="gr3" draw:text-style-name="P1" draw:layer="layout" svg:x1="1.958cm" svg:y1="13.2cm" svg:x2="20.458cm" svg:y2="13.2cm">
          <text:p/>
        </draw:line>
        <draw:line draw:style-name="gr3" draw:text-style-name="P1" draw:layer="layout" svg:x1="1.958cm" svg:y1="12.391cm" svg:x2="20.435cm" svg:y2="12.391cm">
          <text:p/>
        </draw:line>
        <draw:line draw:style-name="gr3" draw:text-style-name="P1" draw:layer="layout" svg:x1="1.958cm" svg:y1="11.597cm" svg:x2="20.435cm" svg:y2="11.597cm">
          <text:p/>
        </draw:line>
        <draw:g draw:style-name="gr2">
          <draw:line draw:style-name="gr3" draw:text-style-name="P1" draw:layer="layout" svg:x1="1.958cm" svg:y1="10.8cm" svg:x2="20.435cm" svg:y2="10.8cm">
            <text:p/>
          </draw:line>
          <draw:frame draw:style-name="gr4" draw:text-style-name="P1" draw:layer="layout" svg:width="18.478cm" svg:height="1.219cm" svg:x="1.958cm" svg:y="10.191cm">
            <draw:text-box>
              <text:p/>
            </draw:text-box>
          </draw:frame>
        </draw:g>
        <draw:line draw:style-name="gr3" draw:text-style-name="P1" draw:layer="layout" svg:x1="1.958cm" svg:y1="17.999cm" svg:x2="20.435cm" svg:y2="17.999cm">
          <text:p/>
        </draw:line>
        <draw:line draw:style-name="gr3" draw:text-style-name="P1" draw:layer="layout" svg:x1="1.958cm" svg:y1="17.205cm" svg:x2="20.435cm" svg:y2="17.205cm">
          <text:p/>
        </draw:line>
        <draw:line draw:style-name="gr3" draw:text-style-name="P1" draw:layer="layout" svg:x1="1.958cm" svg:y1="16.391cm" svg:x2="20.435cm" svg:y2="16.391cm">
          <text:p/>
        </draw:line>
        <draw:line draw:style-name="gr3" draw:text-style-name="P1" draw:layer="layout" svg:x1="1.958cm" svg:y1="15.597cm" svg:x2="20.435cm" svg:y2="15.597cm">
          <text:p/>
        </draw:line>
        <draw:g draw:style-name="gr2">
          <draw:line draw:style-name="gr3" draw:text-style-name="P1" draw:layer="layout" svg:x1="1.958cm" svg:y1="14.797cm" svg:x2="20.435cm" svg:y2="14.797cm">
            <text:p/>
          </draw:line>
          <draw:frame draw:style-name="gr4" draw:text-style-name="P1" draw:layer="layout" svg:width="18.478cm" svg:height="1.219cm" svg:x="1.958cm" svg:y="14.188cm">
            <draw:text-box>
              <text:p/>
            </draw:text-box>
          </draw:frame>
        </draw:g>
        <draw:line draw:style-name="gr3" draw:text-style-name="P1" draw:layer="layout" svg:x1="1.958cm" svg:y1="22.002cm" svg:x2="20.435cm" svg:y2="22.002cm">
          <text:p/>
        </draw:line>
        <draw:line draw:style-name="gr3" draw:text-style-name="P1" draw:layer="layout" svg:x1="1.958cm" svg:y1="21.208cm" svg:x2="20.435cm" svg:y2="21.208cm">
          <text:p/>
        </draw:line>
        <draw:line draw:style-name="gr3" draw:text-style-name="P1" draw:layer="layout" svg:x1="1.958cm" svg:y1="20.394cm" svg:x2="20.435cm" svg:y2="20.394cm">
          <text:p/>
        </draw:line>
        <draw:line draw:style-name="gr3" draw:text-style-name="P1" draw:layer="layout" svg:x1="1.958cm" svg:y1="19.6cm" svg:x2="20.435cm" svg:y2="19.6cm">
          <text:p/>
        </draw:line>
        <draw:g draw:style-name="gr2">
          <draw:line draw:style-name="gr3" draw:text-style-name="P1" draw:layer="layout" svg:x1="1.958cm" svg:y1="18.8cm" svg:x2="20.435cm" svg:y2="18.8cm">
            <text:p/>
          </draw:line>
          <draw:frame draw:style-name="gr4" draw:text-style-name="P1" draw:layer="layout" svg:width="18.478cm" svg:height="1.219cm" svg:x="1.958cm" svg:y="18.191cm">
            <draw:text-box>
              <text:p/>
            </draw:text-box>
          </draw:frame>
        </draw:g>
        <draw:line draw:style-name="gr3" draw:text-style-name="P1" draw:layer="layout" svg:x1="1.958cm" svg:y1="24.399cm" svg:x2="20.435cm" svg:y2="24.399cm">
          <text:p/>
        </draw:line>
        <draw:line draw:style-name="gr3" draw:text-style-name="P1" draw:layer="layout" svg:x1="1.958cm" svg:y1="23.6cm" svg:x2="20.435cm" svg:y2="23.6cm">
          <text:p/>
        </draw:line>
        <draw:g draw:style-name="gr2">
          <draw:line draw:style-name="gr3" draw:text-style-name="P1" draw:layer="layout" svg:x1="1.958cm" svg:y1="22.8cm" svg:x2="20.435cm" svg:y2="22.8cm">
            <text:p/>
          </draw:line>
          <draw:frame draw:style-name="gr4" draw:text-style-name="P1" draw:layer="layout" svg:width="18.478cm" svg:height="1.219cm" svg:x="1.958cm" svg:y="22.191cm">
            <draw:text-box>
              <text:p/>
            </draw:text-box>
          </draw:frame>
        </draw:g>
        <draw:frame draw:style-name="gr5" draw:text-style-name="P1" draw:layer="layout" svg:width="6cm" svg:height="1.46cm" svg:x="1.958cm" svg:y="2.8cm">
          <draw:text-box>
            <text:p text:style-name="P5"><text:span text:style-name="T1">ГУИР.05061105.207 CA</text:span></text:p>
          </draw:text-box>
        </draw:frame>
        <draw:frame draw:style-name="gr15" draw:text-style-name="P7" draw:layer="layout" svg:width="7cm" svg:height="2.5cm" svg:x="8.5cm" svg:y="26.5cm">
          <draw:text-box>
            <text:p text:style-name="P6"><text:span text:style-name="T6">Разработка эмулятора арифметических инструкций с фиксированной</text:span></text:p>
            <text:p text:style-name="P6"><text:span text:style-name="T6">запятой</text:span></text:p>
          </draw:text-box>
        </draw:frame>
        <draw:frame draw:style-name="gr11" draw:text-style-name="P1" draw:layer="layout" svg:width="2cm" svg:height="0.5cm" svg:x="16.665cm" svg:y="27.2cm">
          <draw:text-box>
            <text:p text:style-name="P4"><text:span text:style-name="T3">1</text:span></text:p>
          </draw:text-box>
        </draw:frame>
        <draw:frame draw:style-name="gr16" draw:text-style-name="P1" draw:layer="layout" svg:width="2.858cm" svg:height="1.42cm" svg:x="17.6cm" svg:y="2.8cm">
          <draw:text-box>
            <text:p text:style-name="P5"><text:span text:style-name="T1">A4</text:span></text:p>
          </draw:text-box>
        </draw:frame>
        <draw:line draw:style-name="gr1" draw:text-style-name="P1" draw:layer="layout" svg:x1="17.518cm" svg:y1="0.5cm" svg:x2="17.518cm" svg:y2="25.176cm">
          <text:p/>
        </draw:line>
        <draw:frame draw:style-name="gr17" draw:text-style-name="P1" draw:layer="layout" svg:width="6.1cm" svg:height="0.949cm" svg:x="1.958cm" svg:y="4.875cm">
          <draw:text-box>
            <text:p text:style-name="P5"><text:span text:style-name="T1">ГУИР.05061105.207 ПЗ</text:span></text:p>
          </draw:text-box>
        </draw:frame>
        <draw:frame draw:style-name="gr17" draw:text-style-name="P1" draw:layer="layout" svg:width="9.5cm" svg:height="0.949cm" svg:x="7.958cm" svg:y="4.175cm">
          <draw:text-box>
            <text:p text:style-name="P2"><text:span text:style-name="T5">Текстовые документы</text:span></text:p>
          </draw:text-box>
        </draw:frame>
        <draw:frame draw:style-name="gr17" draw:text-style-name="P1" draw:layer="layout" svg:width="9.5cm" svg:height="0.949cm" svg:x="7.958cm" svg:y="4.875cm">
          <draw:text-box>
            <text:p text:style-name="P5"><text:span text:style-name="T1">Пояснительная записка</text:span></text:p>
          </draw:text-box>
        </draw:frame>
        <draw:frame draw:style-name="gr17" draw:text-style-name="P1" draw:layer="layout" svg:width="2.95cm" svg:height="0.949cm" svg:x="17.508cm" svg:y="4.875cm">
          <draw:text-box>
            <text:p text:style-name="P5"><text:span text:style-name="T1">25c</text:span></text:p>
          </draw:text-box>
        </draw:frame>
        <draw:frame draw:style-name="gr18" draw:text-style-name="P1" draw:layer="layout" svg:width="9.75cm" svg:height="1.615cm" svg:x="8cm" svg:y="2.687cm">
          <draw:text-box>
            <text:p text:style-name="P5"><text:span text:style-name="T1">Схема алгоритма обработки команды «DELE»</text:span></text:p>
          </draw:text-box>
        </draw:frame>
        <draw:line draw:style-name="gr1" draw:text-style-name="P1" draw:layer="layout" svg:x1="20.458cm" svg:y1="28.846cm" svg:x2="1.958cm" svg:y2="28.846cm">
          <text:p/>
        </draw:line>
        <draw:line draw:style-name="gr3" draw:text-style-name="P1" draw:layer="layout" svg:x1="1.958cm" svg:y1="9.2cm" svg:x2="20.458cm" svg:y2="9.2cm">
          <text:p/>
        </draw:line>
        <draw:line draw:style-name="gr3" draw:text-style-name="P1" draw:layer="layout" svg:x1="1.958cm" svg:y1="7.174cm" svg:x2="20.458cm" svg:y2="7.174cm">
          <text:p/>
        </draw:line>
        <draw:line draw:style-name="gr3" draw:text-style-name="P1" draw:layer="layout" svg:x1="1.958cm" svg:y1="6.397cm" svg:x2="20.458cm" svg:y2="6.397cm">
          <text:p/>
        </draw:line>
        <draw:line draw:style-name="gr3" draw:text-style-name="P1" draw:layer="layout" svg:x1="1.958cm" svg:y1="8cm" svg:x2="20.458cm" svg:y2="8cm">
          <text:p/>
        </draw:line>
        <draw:line draw:style-name="gr3" draw:text-style-name="P1" draw:layer="layout" svg:x1="1.958cm" svg:y1="4.253cm" svg:x2="20.458cm" svg:y2="4.253cm">
          <text:p/>
        </draw:line>
        <draw:line draw:style-name="gr3" draw:text-style-name="P1" draw:layer="layout" svg:x1="1.958cm" svg:y1="5cm" svg:x2="20.458cm" svg:y2="5cm">
          <text:p/>
        </draw:line>
        <draw:line draw:style-name="gr3" draw:text-style-name="P1" draw:layer="layout" svg:x1="1.958cm" svg:y1="5.713cm" svg:x2="20.458cm" svg:y2="5.71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roman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1" style:display-name="ListLabel 1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style:text-underline-style="none" fo:font-weight="bold" style:font-name-complex="Times New Roman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tyle="normal" style:text-underline-style="solid" style:text-underline-width="auto" style:text-underline-color="font-color" fo:font-weight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Plain_20_Text" style:display-name="Plai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Body_20_Text" style:display-name="Body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.623cm" fo:line-height="115%" fo:text-align="start" fo:text-indent="0cm" style:text-autospace="none" style:writing-mode="lr-tb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5T19:37:07.356299419</dc:date>
    <meta:creation-date>2024-05-24T17:58:04Z</meta:creation-date>
    <meta:generator>LibreOffice/24.8.6.2$Linux_X86_64 LibreOffice_project/480$Build-2</meta:generator>
    <meta:editing-duration>PT2M20S</meta:editing-duration>
    <meta:editing-cycles>1</meta:editing-cycles>
    <meta:document-statistic meta:object-count="97"/>
  </office:meta>
</office:document-meta>
</file>